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Montserrat" svg:font-family="Montserrat, apple-system, BlinkMacSystemFont, 'Segoe UI',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variant="normal" fo:text-transform="none" fo:color="#000000" loext:opacity="100%" style:font-name="Montserrat" fo:font-size="10.5pt" fo:letter-spacing="normal" fo:font-style="normal" fo:font-weight="normal"/>
    </style:style>
    <style:style style:name="P3" style:family="paragraph" style:parent-style-name="Standard">
      <style:paragraph-properties fo:margin-left="0in" fo:margin-right="0in" fo:text-indent="0in" style:auto-text-indent="false"/>
      <style:text-properties fo:font-variant="normal" fo:text-transform="none" fo:color="#000000" loext:opacity="100%" style:font-name="Montserrat" fo:font-size="10.5pt" fo:letter-spacing="normal" fo:font-style="normal" fo:font-weight="normal" officeooo:paragraph-rsid="00145029"/>
    </style:style>
    <style:style style:name="T1" style:family="text">
      <style:text-properties fo:font-variant="normal" fo:text-transform="none" fo:color="#000000" loext:opacity="100%" style:font-name="Montserrat"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Vẫn đang xử lý trên TT-seq1:</text:p>
      <text:p text:style-name="Standard"/>
      <text:p text:style-name="Standard"><text:a xlink:type="simple" xlink:href="https://hbctraining.github.io/In-depth-NGS-Data-Analysis-Course/sessionVI/lessons/01_alignment.html" text:style-name="Internet_20_link" text:visited-style-name="Visited_20_Internet_20_Link">https://hbctraining.github.io/In-depth-NGS-Data-Analysis-Course/sessionVI/lessons/01_alignment.html</text:a></text:p>
      <text:p text:style-name="Standard"/>
      <text:p text:style-name="Standard">Tìm được link này nhưng vẫn chưa thể xử lý vì sao samtools view để remove mismatches sau khi map mem lại chỉ còn lại header</text:p>
      <text:p text:style-name="Standard"/>
      <text:p text:style-name="Standard"/>
      <text:p text:style-name="Standard">Xem trong file có tên Sequence Alignment/Map Optional Fields Specification để hiểu ý nghĩa các tag khác nhau của sam file <text:s/>--&gt; một số tag có trong specification file nhưng ko có trong kết quả trả về của Sam file, và ngược lại. Đọc tài liệu thì thấy nói specification này khá là ill-defined</text:p>
      <text:p text:style-name="Standard"/>
      <text:p text:style-name="Standard">-- Do đó mình đã đổi lại pattern để grep trong sam file khi remove mismatched là NM thay cho XM, và bỏ luôn XS đi vì ko thấy nói trong specification document --&gt; bước này ổn</text:p>
      <text:p text:style-name="Standard"/>
      <text:p text:style-name="Standard">Tiếp theo, ko tạo được P2 file nên do lệnh MarkDuplicates. Google thì thấy do tên read ko theo chuẩn của GATK. Google thì thấy link này có phần giải thích khá ok</text:p>
      <text:p text:style-name="Standard"><text:a xlink:type="simple" xlink:href="https://gatk.broadinstitute.org/hc/en-us/articles/360035890791-SAM-or-BAM-or-CRAM-Mapped-sequence-data-formats" text:style-name="Internet_20_link" text:visited-style-name="Visited_20_Internet_20_Link">https://gatk.broadinstitute.org/hc/en-us/articles/360035890791-SAM-or-BAM-or-CRAM-Mapped-sequence-data-formats</text:a></text:p>
      <text:p text:style-name="Standard"/>
      <text:p text:style-name="Standard">- Một vài chú ý khi dùng Picard tool:</text:p>
      <text:p text:style-name="Standard">+ Input là BAM hoặc CRAM nhưng CRAM có performance issue nên tốt nhất là cứ convert sang BAM khi dùng</text:p>
      <text:p text:style-name="Standard">+ Cách dùng MarkDuplicate: <text:a xlink:type="simple" xlink:href="https://gatk.broadinstitute.org/hc/en-us/articles/360037052812-MarkDuplicates-Picard-" text:style-name="Internet_20_link" text:visited-style-name="Visited_20_Internet_20_Link">https://gatk.broadinstitute.org/hc/en-us/articles/360037052812-MarkDuplicates-Picard-</text:a></text:p>
      <text:p text:style-name="Standard">+ Định nghĩa duplicate reads là reads bắt nguồn từ cùng 1 DNA fragment</text:p>
      <text:p text:style-name="Standard">+ Duplicate read có thể do:</text:p>
      <text:p text:style-name="Standard"><text:tab/>- Quá trình sample preparation</text:p>
      <text:p text:style-name="Standard"><text:tab/>- Single amplification cluster bị nhầm thành multiple clusters by optical sensors of the sequencing instrument (nên được gọi là optical duplicates)</text:p>
      <text:p text:style-name="Standard"><text:tab/>- Thuật toán cơ bản là collect duplicated reads xong, rồi rank các reads này để phân biệt đâu là primary read, đâu là duplicate reads dựa trên tổng base-quality score</text:p>
      <text:p text:style-name="P1">+ <text:span text:style-name="T1">READ_NAME_REGEX=null --&gt; skip optical duplicate detection vì với RNA-seq data, hoặc dữ liệu khác, duplicate sets là rất lớn và estimating library complexity ko phải là mục tiêu cần quan tâm. Với option này thì estimate library size là ko chính xác</text:span></text:p>
      <text:p text:style-name="P2"/>
      <text:p text:style-name="P3">Google xong thì quyết định là dùng <text:s/>--READ_NAME_REGEX null</text:p>
      <text:p text:style-name="P3">Lệnh này chạy khá lâu!!! --&gt; quá thời gian 72h mà chỉ chạy được vài read! ko hiểu luôn nên đã cancel, tìm cách khác --&gt; tìm hiểu về read group --&gt; note ở file sau</text:p>
      <text:p text:style-name="P3"/>
      <text:p text:style-name="P3"/>
      <text:p text:style-name="Standard"><text:tab/></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Montserrat" svg:font-family="Montserrat, apple-system, BlinkMacSystemFont, 'Segoe UI',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9T10:30:04.393591083</meta:creation-date>
    <dc:date>2021-12-13T10:35:51.563600973</dc:date>
    <meta:editing-duration>PT7H40M55S</meta:editing-duration>
    <meta:editing-cycles>10</meta:editing-cycles>
    <meta:generator>LibreOffice/7.1.7.2$Linux_X86_64 LibreOffice_project/10$Build-2</meta:generator>
    <meta:document-statistic meta:table-count="0" meta:image-count="0" meta:object-count="0" meta:page-count="1" meta:paragraph-count="19" meta:word-count="366" meta:character-count="2146" meta:non-whitespace-character-count="1799"/>
  </office:meta>
</office:document-meta>
</file>